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n Thit Nuong – https://www.hungryguy.com/bun-thit-nuong-recipe-vietnamese-grilled-bbq-pork-with-rice-vermicelli-vegetables/</text:p>
      <text:p text:style-name="Standard"/>
      <text:p text:style-name="P2">Meat:</text:p>
      <text:list xml:id="list7225672184676314568" text:style-name="L1">
        <text:list-item>
          <text:p text:style-name="P1">3 tbsp shallot</text:p>
        </text:list-item>
        <text:list-item>
          <text:p text:style-name="P1">1.5 tbsp garlic</text:p>
        </text:list-item>
        <text:list-item>
          <text:p text:style-name="P1">¼ cup sugar</text:p>
        </text:list-item>
        <text:list-item>
          <text:p text:style-name="P1">1 tbsp fish sauce</text:p>
        </text:list-item>
        <text:list-item>
          <text:p text:style-name="P1">½ tbps thick soy sauce</text:p>
        </text:list-item>
        <text:list-item>
          <text:p text:style-name="P1">½ tbsp pepper</text:p>
        </text:list-item>
        <text:list-item>
          <text:p text:style-name="P1">3 tbsp neutral cooking oil</text:p>
        </text:list-item>
        <text:list-item>
          <text:p text:style-name="P1">½ tsp lemongrass</text:p>
        </text:list-item>
        <text:list-item>
          <text:p text:style-name="P1">1.5 lbs pork shoulder</text:p>
        </text:list-item>
      </text:list>
      <text:p text:style-name="Standard"/>
      <text:p text:style-name="Standard">1 package rice vermicelli.</text:p>
      <text:p text:style-name="Standard">Mint</text:p>
      <text:p text:style-name="Standard">Cucumbers</text:p>
      <text:p text:style-name="Standard">Pickled daikon and carrots</text:p>
      <text:p text:style-name="Standard">½ tbsp crushed peanuts</text:p>
      <text:p text:style-name="Standard">½ tbsp green onions</text:p>
      <text:p text:style-name="Standard"/>
      <text:p text:style-name="Standard">nuoc cham sauc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25T12:02:39.70</meta:creation-date>
    <dc:date>2020-01-28T18:52:17.57</dc:date>
    <meta:editing-duration>P3DT6H49M34S</meta:editing-duration>
    <meta:editing-cycles>11</meta:editing-cycles>
    <meta:generator>OpenOffice/4.1.4$Win32 OpenOffice.org_project/414m5$Build-9788</meta:generator>
    <meta:document-statistic meta:table-count="0" meta:image-count="0" meta:object-count="0" meta:page-count="1" meta:paragraph-count="18" meta:word-count="69" meta:character-count="415"/>
  </office:meta>
</office:document-meta>
</file>